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1" svg:font-family="Helv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6mm"/>
    </style:style>
    <style:style style:name="co2" style:family="table-column">
      <style:table-column-properties fo:break-before="auto" style:column-width="62.44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28.8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29.9mm"/>
    </style:style>
    <style:style style:name="co9" style:family="table-column">
      <style:table-column-properties fo:break-before="auto" style:column-width="18.7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2.44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" fo:font-size="18pt" fo:font-weight="bold" style:font-name-asian="標楷體1" style:font-size-asian="18pt" style:font-weight-asian="bold" style:font-name-complex="標楷體1" style:font-size-complex="18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標楷體" fo:font-size="14pt" style:font-name-asian="標楷體1" style:font-size-asian="14pt" style:font-name-complex="標楷體1" style:font-size-complex="14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標楷體" style:font-name-asian="標楷體1" style:font-name-complex="標楷體1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" fo:font-size="16pt" style:font-name-asian="標楷體1" style:font-size-asian="16pt" style:font-name-complex="標楷體1" style:font-size-complex="16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10" style:family="table-cell" style:parent-style-name="千分位" style:data-style-name="N145">
      <style:table-cell-properties style:text-align-source="fix" style:repeat-content="false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11" style:family="table-cell" style:parent-style-name="千分位" style:data-style-name="N145">
      <style:table-cell-properties fo:border="0.06pt solid #000000" style:vertical-align="middle"/>
      <style:text-properties style:font-name="標楷體" style:font-name-asian="標楷體1" style:font-name-complex="標楷體1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標楷體" style:font-name-asian="標楷體1" style:font-name-complex="標楷體1"/>
    </style:style>
    <style:style style:name="ce13" style:family="table-cell" style:parent-style-name="千分位" style:data-style-name="N141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標楷體" style:font-name-asian="標楷體1" style:font-name-complex="標楷體1"/>
    </style:style>
    <style:style style:name="ce14" style:family="table-cell" style:parent-style-name="千分位" style:data-style-name="N145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標楷體" style:font-name-asian="標楷體1" style:font-name-complex="標楷體1"/>
    </style:style>
    <style:style style:name="ce15" style:family="table-cell" style:parent-style-name="千分位" style:data-style-name="N145">
      <style:table-cell-properties fo:wrap-option="wrap" fo:border="0.06pt solid #000000" style:vertical-align="middle"/>
      <style:text-properties style:font-name="標楷體" style:font-name-asian="標楷體1" style:font-name-complex="標楷體1"/>
    </style:style>
    <style:style style:name="ce16" style:family="table-cell" style:parent-style-name="千分位" style:data-style-name="N145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標楷體" style:font-name-asian="標楷體1" style:font-name-complex="標楷體1"/>
    </style:style>
    <style:style style:name="ce1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標楷體" fo:font-size="14pt" style:font-name-asian="標楷體1" style:font-size-asian="14pt" style:font-name-complex="標楷體1" style:font-size-complex="14pt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5" table:default-cell-style-name="ce4"/>
        <table:table-row table:style-name="ro1">
          <table:table-cell table:style-name="ce1" office:value-type="string" calcext:value-type="string" table:number-columns-spanned="9" table:number-rows-spanned="1">
            <text:p>高雄市政府104年度對議員所提地方建設建議事項處理明細表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至104年12月止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>
            <text:p>表4</text:p>
          </table:table-cell>
          <table:table-cell table:style-name="ce8" office:value-type="string" calcext:value-type="string" table:number-columns-spanned="7" table:number-rows-spanned="1">
            <text:p>(本表為半年報)</text:p>
          </table:table-cell>
          <table:covered-table-cell table:number-columns-repeated="6"/>
          <table:table-cell table:style-name="ce17" office:value-type="string" calcext:value-type="string">
            <text:p>單位：千元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議員姓名</text:p>
          </table:table-cell>
          <table:table-cell table:style-name="ce3" office:value-type="string" calcext:value-type="string" table:number-columns-spanned="1" table:number-rows-spanned="2">
            <text:p>建議項目及內容</text:p>
          </table:table-cell>
          <table:table-cell table:style-name="ce3" office:value-type="string" calcext:value-type="string" table:number-columns-spanned="1" table:number-rows-spanned="2">
            <text:p>建議地點</text:p>
          </table:table-cell>
          <table:table-cell table:style-name="ce3" office:value-type="string" calcext:value-type="string" table:number-columns-spanned="1" table:number-rows-spanned="2">
            <text:p>建議金額</text:p>
          </table:table-cell>
          <table:table-cell table:style-name="ce3" office:value-type="string" calcext:value-type="string" table:number-columns-spanned="5" table:number-rows-spanned="1">
            <text:p>核定情形</text:p>
          </table:table-cell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 table:style-name="ce12" office:value-type="string" calcext:value-type="string">
            <text:p>核定金額</text:p>
          </table:table-cell>
          <table:table-cell table:style-name="ce12" office:value-type="string" calcext:value-type="string">
            <text:p>經費支用科目</text:p>
          </table:table-cell>
          <table:table-cell table:style-name="ce12" office:value-type="string" calcext:value-type="string">
            <text:p>主辦機關</text:p>
          </table:table-cell>
          <table:table-cell table:style-name="ce12" office:value-type="string" calcext:value-type="string">
            <text:p>招標方式</text:p>
          </table:table-cell>
          <table:table-cell table:style-name="ce12" office:value-type="string" calcext:value-type="string">
            <text:p>得標廠商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黃淑美</text:p>
          </table:table-cell>
          <table:table-cell table:style-name="ce5" office:value-type="string" calcext:value-type="string">
            <text:p>三民區大昌一路與立志街204巷一帶排水改善工程</text:p>
          </table:table-cell>
          <table:table-cell table:style-name="ce3" office:value-type="string" calcext:value-type="string">
            <text:p>三民區</text:p>
          </table:table-cell>
          <table:table-cell table:number-columns-repeated="2" table:style-name="ce11" office:value-type="float" office:value="800" calcext:value-type="float">
            <text:p>800 </text:p>
          </table:table-cell>
          <table:table-cell table:style-name="ce14" office:value-type="string" office:string-value="水利工程-排水防洪" calcext:value-type="string">
            <text:p>水利工程-排水防洪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4" office:value-type="string" office:string-value="公開取得" calcext:value-type="string">
            <text:p>公開取得 </text:p>
          </table:table-cell>
          <table:table-cell table:style-name="ce5" office:value-type="string" calcext:value-type="string">
            <text:p>紀成工程有限公司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鍾盛有</text:p>
          </table:table-cell>
          <table:table-cell table:style-name="ce9" office:value-type="string" calcext:value-type="string">
            <text:p>杉林區內寮河排水近出口端改善工程</text:p>
          </table:table-cell>
          <table:table-cell table:style-name="ce10" office:value-type="string" office:string-value="杉林區" calcext:value-type="string">
            <text:p>杉林區 </text:p>
          </table:table-cell>
          <table:table-cell table:number-columns-repeated="2" table:style-name="ce11" office:value-type="float" office:value="4500" calcext:value-type="float">
            <text:p>4500 </text:p>
          </table:table-cell>
          <table:table-cell table:style-name="ce14" office:value-type="string" office:string-value="水利工程-排水防洪" calcext:value-type="string">
            <text:p>水利工程-排水防洪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4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瑀騰營造有限公司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張勝富</text:p>
          </table:table-cell>
          <table:table-cell table:style-name="ce5" office:value-type="string" calcext:value-type="string">
            <text:p>大樹區統嶺里嶺口橋上游右側護岸修復工程</text:p>
          </table:table-cell>
          <table:table-cell table:style-name="ce10" office:value-type="string" office:string-value="大樹區" calcext:value-type="string">
            <text:p>大樹區 </text:p>
          </table:table-cell>
          <table:table-cell table:number-columns-repeated="2" table:style-name="ce11" office:value-type="float" office:value="180" calcext:value-type="float">
            <text:p>180 </text:p>
          </table:table-cell>
          <table:table-cell table:style-name="ce14" office:value-type="string" office:string-value="水利工程-水土保持" calcext:value-type="string">
            <text:p>水利工程-水土保持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4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玉苔營造工程有限公司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鍾盛有</text:p>
          </table:table-cell>
          <table:table-cell table:style-name="ce5" office:value-type="string" calcext:value-type="string">
            <text:p>杉林區茄苳湖段1039等地號旁坡面排水工程</text:p>
          </table:table-cell>
          <table:table-cell table:style-name="ce10" office:value-type="string" office:string-value="杉林區" calcext:value-type="string">
            <text:p>杉林區 </text:p>
          </table:table-cell>
          <table:table-cell table:number-columns-repeated="2" table:style-name="ce11" office:value-type="float" office:value="2980" calcext:value-type="float">
            <text:p>2980 </text:p>
          </table:table-cell>
          <table:table-cell table:style-name="ce14" office:value-type="string" office:string-value="水利工程-水土保持" calcext:value-type="string">
            <text:p>水利工程-水土保持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4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人仟土木包工業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唐惠美</text:p>
          </table:table-cell>
          <table:table-cell table:style-name="ce7" office:value-type="string" calcext:value-type="string">
            <text:p>羅木斯山溝排水改善工程</text:p>
          </table:table-cell>
          <table:table-cell table:style-name="ce10" office:value-type="string" office:string-value="茂林區" calcext:value-type="string">
            <text:p>茂林區 </text:p>
          </table:table-cell>
          <table:table-cell table:number-columns-repeated="2" table:style-name="ce11" office:value-type="float" office:value="2500" calcext:value-type="float">
            <text:p>2500 </text:p>
          </table:table-cell>
          <table:table-cell table:style-name="ce14" office:value-type="string" office:string-value="水利工程-水土保持" calcext:value-type="string">
            <text:p>水利工程-水土保持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4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長明土木包工業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林富寶</text:p>
          </table:table-cell>
          <table:table-cell table:style-name="ce5" office:value-type="string" calcext:value-type="string">
            <text:p>華園內坑野溪治理工程</text:p>
          </table:table-cell>
          <table:table-cell table:style-name="ce10" office:value-type="string" office:string-value="內門區" calcext:value-type="string">
            <text:p>內門區 </text:p>
          </table:table-cell>
          <table:table-cell table:style-name="ce11" office:value-type="float" office:value="680" calcext:value-type="float">
            <text:p>680 </text:p>
          </table:table-cell>
          <table:table-cell table:style-name="ce13" office:value-type="float" office:value="0" calcext:value-type="float">
            <text:p>0 </text:p>
          </table:table-cell>
          <table:table-cell table:style-name="ce14" office:value-type="string" office:string-value="水利工程-水土保持" calcext:value-type="string">
            <text:p>水利工程-水土保持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6"/>
          <table:table-cell table:style-name="ce5"/>
          <table:table-cell table:number-columns-repeated="1015"/>
        </table:table-row>
        <table:table-row table:style-name="ro4">
          <table:table-cell table:style-name="ce6" office:value-type="string" calcext:value-type="string">
            <text:p>林富寶</text:p>
          </table:table-cell>
          <table:table-cell table:style-name="ce5" office:value-type="string" calcext:value-type="string">
            <text:p>旗山區第五號排水瑞新橋上游護岸修復工程</text:p>
          </table:table-cell>
          <table:table-cell table:style-name="ce10" office:value-type="string" office:string-value="旗山區" calcext:value-type="string">
            <text:p>旗山區 </text:p>
          </table:table-cell>
          <table:table-cell table:number-columns-repeated="2" table:style-name="ce11" office:value-type="float" office:value="320" calcext:value-type="float">
            <text:p>320 </text:p>
          </table:table-cell>
          <table:table-cell table:style-name="ce14" office:value-type="string" office:string-value="水利工程-排水防洪" calcext:value-type="string">
            <text:p>水利工程-排水防洪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4" office:value-type="string" office:string-value="公開取得" calcext:value-type="string">
            <text:p>公開取得 </text:p>
          </table:table-cell>
          <table:table-cell table:style-name="ce5" office:value-type="string" calcext:value-type="string">
            <text:p>瑀騰營造有限公司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李雨庭</text:p>
          </table:table-cell>
          <table:table-cell table:style-name="ce5" office:value-type="string" calcext:value-type="string">
            <text:p>林園區駱駝山下龔厝里及林家里排水改善工程</text:p>
          </table:table-cell>
          <table:table-cell table:style-name="ce10" office:value-type="string" office:string-value="林園區" calcext:value-type="string">
            <text:p>林園區 </text:p>
          </table:table-cell>
          <table:table-cell table:number-columns-repeated="2" table:style-name="ce11" office:value-type="float" office:value="5100" calcext:value-type="float">
            <text:p>5100 </text:p>
          </table:table-cell>
          <table:table-cell table:style-name="ce14" office:value-type="string" office:string-value="水利工程-排水防洪" calcext:value-type="string">
            <text:p>水利工程-排水防洪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4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高齊營造有限公司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翁瑞珠</text:p>
          </table:table-cell>
          <table:table-cell table:style-name="ce5" office:value-type="string" calcext:value-type="string">
            <text:p>永安區北溝排水約2K+980便橋改建工程</text:p>
          </table:table-cell>
          <table:table-cell table:style-name="ce10" office:value-type="string" office:string-value="永安區" calcext:value-type="string">
            <text:p>永安區 </text:p>
          </table:table-cell>
          <table:table-cell table:number-columns-repeated="2" table:style-name="ce11" office:value-type="float" office:value="881" calcext:value-type="float">
            <text:p>881 </text:p>
          </table:table-cell>
          <table:table-cell table:style-name="ce14" office:value-type="string" office:string-value="水利工程-排水防洪" calcext:value-type="string">
            <text:p>水利工程-排水防洪 </text:p>
          </table:table-cell>
          <table:table-cell table:style-name="ce14" office:value-type="string" office:string-value="水利局" calcext:value-type="string">
            <text:p>水利局 </text:p>
          </table:table-cell>
          <table:table-cell table:style-name="ce14" office:value-type="string" office:string-value="公開取得" calcext:value-type="string">
            <text:p>公開取得 </text:p>
          </table:table-cell>
          <table:table-cell table:style-name="ce5" office:value-type="string" calcext:value-type="string">
            <text:p>全良祐營造有限公司 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李雅靜</text:p>
          </table:table-cell>
          <table:table-cell table:style-name="ce5" office:value-type="string" calcext:value-type="string">
            <text:p>高雄市政府警察局保安警察大隊資訊設備需求案</text:p>
          </table:table-cell>
          <table:table-cell table:style-name="ce10" office:value-type="string" office:string-value="鳳山區" calcext:value-type="string">
            <text:p>鳳山區 </text:p>
          </table:table-cell>
          <table:table-cell table:number-columns-repeated="2" table:style-name="ce11" office:value-type="float" office:value="115" calcext:value-type="float">
            <text:p>115 </text:p>
          </table:table-cell>
          <table:table-cell table:style-name="ce14" office:value-type="string" office:string-value="行政業務-業務管理" calcext:value-type="string">
            <text:p>行政業務-業務管理 </text:p>
          </table:table-cell>
          <table:table-cell table:style-name="ce14" office:value-type="string" office:string-value="警察局" calcext:value-type="string">
            <text:p>警察局 </text:p>
          </table:table-cell>
          <table:table-cell table:style-name="ce14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李雅靜</text:p>
          </table:table-cell>
          <table:table-cell table:style-name="ce5" office:value-type="string" calcext:value-type="string">
            <text:p>高雄市政府警察局鳳山分局資訊設備需求案</text:p>
          </table:table-cell>
          <table:table-cell table:style-name="ce10" office:value-type="string" office:string-value="鳳山區" calcext:value-type="string">
            <text:p>鳳山區 </text:p>
          </table:table-cell>
          <table:table-cell table:number-columns-repeated="2" table:style-name="ce11" office:value-type="float" office:value="161" calcext:value-type="float">
            <text:p>161 </text:p>
          </table:table-cell>
          <table:table-cell table:style-name="ce14" office:value-type="string" office:string-value="行政業務-業務管理" calcext:value-type="string">
            <text:p>行政業務-業務管理 </text:p>
          </table:table-cell>
          <table:table-cell table:style-name="ce14" office:value-type="string" office:string-value="警察局" calcext:value-type="string">
            <text:p>警察局 </text:p>
          </table:table-cell>
          <table:table-cell table:style-name="ce14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詮翊電腦股份有限公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3" table:number-rows-spanned="1">
            <text:p>合 <text:s text:c="9"/>計</text:p>
          </table:table-cell>
          <table:covered-table-cell table:number-columns-repeated="2"/>
          <table:table-cell table:style-name="ce11" table:formula="of:=SUM([.D6:.D16])" office:value-type="float" office:value="18217" calcext:value-type="float">
            <text:p>18217 </text:p>
          </table:table-cell>
          <table:table-cell table:style-name="ce11" table:formula="of:=SUM([.E6:.E16])" office:value-type="float" office:value="17537" calcext:value-type="float">
            <text:p>17537 </text:p>
          </table:table-cell>
          <table:table-cell table:style-name="ce15" table:number-columns-repeated="4"/>
          <table:table-cell table:number-columns-repeated="1015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1" svg:font-family="Helv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2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loext:min-decimal-places="0" number:min-integer-digits="1"/>
      <number:text> </number:text>
    </number:number-style>
    <number:number-style style:name="N144P1" style:volatile="true">
      <number:text>-</number:text>
      <number:number number:decimal-places="0" loext:min-decimal-places="0" number:min-integer-digits="1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37">
      <number:number number:decimal-places="2" loext:min-decimal-places="2" number:min-integer-digits="1" number:grouping="true"/>
      <number:text> </number:text>
    </number:number-style>
    <number:number-style style:name="N138">
      <number:text>-</number:text>
      <number:number number:decimal-places="2" loext:min-decimal-places="2" number:min-integer-digits="1" number:grouping="true"/>
      <number:text> </number:text>
    </number:number-style>
    <number:number-style style:name="N139">
      <number:text> -</number:text>
      <number:number number:decimal-places="0" loext:min-decimal-places="0" number:min-integer-digits="2"/>
      <number:text> </number:text>
    </number:number-style>
    <number:number-style style:name="N141">
      <number:number number:decimal-places="0" loext:min-decimal-places="0" number:min-integer-digits="1"/>
      <number:text> </number:text>
    </number:number-style>
    <number:number-style style:name="N142">
      <number:text>-</number:text>
      <number:number number:decimal-places="0" loext:min-decimal-places="0" number:min-integer-digits="1"/>
      <number:text> </number:text>
    </number:number-style>
    <number:number-style style:name="N143">
      <number:text> - </number:text>
    </number:number-style>
    <number:number-style style:name="N145P0" style:volatile="true">
      <number:number number:decimal-places="0" loext:min-decimal-places="0" number:min-integer-digits="1"/>
      <number:text> </number:text>
    </number:number-style>
    <number:number-style style:name="N145P1" style:volatile="true">
      <number:text>-</number:text>
      <number:number number:decimal-places="0" loext:min-decimal-places="0" number:min-integer-digits="1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a_NA_a_" style:display-name="0,0&#10;NA&#10;" style:family="table-cell" style:parent-style-name="Default" style:data-style-name="N0">
      <style:table-cell-properties fo:background-color="transparent" style:vertical-align="automatic"/>
    </style:style>
    <style:style style:name="一般_20_2" style:display-name="一般 2" style:family="table-cell" style:parent-style-name="Default" style:data-style-name="N0">
      <style:table-cell-properties fo:background-color="transparent" style:vertical-align="automatic"/>
    </style:style>
    <style:style style:name="一般_20_3" style:display-name="一般 3" style:family="table-cell" style:parent-style-name="Default" style:data-style-name="N0">
      <style:table-cell-properties fo:background-color="transparent" style:vertical-align="middle"/>
      <style:text-properties style:font-name="標楷體" fo:font-family="標楷體" style:font-family-generic="script" fo:font-size="11pt" style:font-name-asian="標楷體1" style:font-family-asian="標楷體" style:font-size-asian="11pt" style:font-name-complex="標楷體1" style:font-family-complex="標楷體" style:font-size-complex="11pt"/>
    </style:style>
    <style:style style:name="一般_20_4" style:display-name="一般 4" style:family="table-cell" style:parent-style-name="Default" style:data-style-name="N0">
      <style:table-cell-properties fo:background-color="transparent" style:vertical-align="middle"/>
    </style:style>
    <style:style style:name="千分位" style:family="table-cell" style:parent-style-name="Default" style:data-style-name="N140"/>
    <style:style style:name="千分位_20_2" style:display-name="千分位 2" style:family="table-cell" style:parent-style-name="Default" style:data-style-name="N140"/>
    <style:style style:name="千分位_20_3" style:display-name="千分位 3" style:family="table-cell" style:parent-style-name="Default" style:data-style-name="N140"/>
    <style:style style:name="千分位_20_4" style:display-name="千分位 4" style:family="table-cell" style:parent-style-name="Default" style:data-style-name="N140"/>
    <style:style style:name="千分位_5b_0_5d__20_2" style:display-name="千分位[0] 2" style:family="table-cell" style:parent-style-name="Default" style:data-style-name="N144"/>
    <style:style style:name="好_5f_100年度預算執行情形_28_柏霖_29_" style:display-name="好_100年度預算執行情形(柏霖)" style:family="table-cell" style:parent-style-name="Default" style:data-style-name="N0">
      <style:table-cell-properties fo:background-color="#ccffcc"/>
      <style:text-properties fo:color="#008000"/>
    </style:style>
    <style:style style:name="好_5f_100年度預算執行情形概況表" style:display-name="好_100年度預算執行情形概況表" style:family="table-cell" style:parent-style-name="Default" style:data-style-name="N0">
      <style:table-cell-properties fo:background-color="#ccffcc"/>
      <style:text-properties fo:color="#008000"/>
    </style:style>
    <style:style style:name="好_5f_100年度預算執行情形概況表1125" style:display-name="好_100年度預算執行情形概況表1125" style:family="table-cell" style:parent-style-name="Default" style:data-style-name="N0">
      <style:table-cell-properties fo:background-color="#ccffcc"/>
      <style:text-properties fo:color="#008000"/>
    </style:style>
    <style:style style:name="好_5f_100年度預算執行情形概況表xls" style:display-name="好_100年度預算執行情形概況表xls" style:family="table-cell" style:parent-style-name="Default" style:data-style-name="N0">
      <style:table-cell-properties fo:background-color="#ccffcc"/>
      <style:text-properties fo:color="#008000"/>
    </style:style>
    <style:style style:name="好_5f_101年度預算執行情形概況表" style:display-name="好_101年度預算執行情形概況表" style:family="table-cell" style:parent-style-name="Default" style:data-style-name="N0">
      <style:table-cell-properties fo:background-color="#ccffcc"/>
      <style:text-properties fo:color="#008000"/>
    </style:style>
    <style:style style:name="好_5f_Book1" style:display-name="好_Book1" style:family="table-cell" style:parent-style-name="Default" style:data-style-name="N0">
      <style:table-cell-properties fo:background-color="#ccffcc"/>
      <style:text-properties fo:color="#008000"/>
    </style:style>
    <style:style style:name="好_5f_SOC_20_101中央預算考核1010225" style:display-name="好_SOC 101中央預算考核1010225" style:family="table-cell" style:parent-style-name="Default" style:data-style-name="N0">
      <style:table-cell-properties fo:background-color="#ccffcc"/>
      <style:text-properties fo:color="#008000"/>
    </style:style>
    <style:style style:name="好_5f_社會局主管暫列額度表0116" style:display-name="好_社會局主管暫列額度表0116" style:family="table-cell" style:parent-style-name="Default" style:data-style-name="N0">
      <style:table-cell-properties fo:background-color="#ccffff"/>
      <style:text-properties fo:color="#008000"/>
    </style:style>
    <style:style style:name="好_5f_高縣100年預算調編表" style:display-name="好_高縣100年預算調編表" style:family="table-cell" style:parent-style-name="Default" style:data-style-name="N0">
      <style:table-cell-properties fo:background-color="#ccffcc"/>
      <style:text-properties fo:color="#008000"/>
    </style:style>
    <style:style style:name="好_5f_縣府各處額度外明細表-瓊瑛" style:display-name="好_縣府各處額度外明細表-瓊瑛" style:family="table-cell" style:parent-style-name="Default" style:data-style-name="N0">
      <style:table-cell-properties fo:background-color="#ccffcc"/>
      <style:text-properties fo:color="#008000"/>
    </style:style>
    <style:style style:name="好_5f_總表0218_28_2003版_29_" style:display-name="好_總表0218(2003版)" style:family="table-cell" style:parent-style-name="Default" style:data-style-name="N0">
      <style:table-cell-properties fo:background-color="#ccffcc"/>
      <style:text-properties fo:color="#008000" style:font-name="標楷體" fo:font-family="標楷體" style:font-family-generic="script" style:font-name-asian="標楷體1" style:font-family-asian="標楷體" style:font-name-complex="標楷體1" style:font-family-complex="標楷體"/>
    </style:style>
    <style:style style:name="樣式_20_1" style:display-name="樣式 1" style:family="table-cell" style:parent-style-name="Default" style:data-style-name="N0">
      <style:table-cell-properties fo:background-color="transparent" style:vertical-align="automatic"/>
      <style:text-properties style:font-name="Helv" fo:font-family="Helv" style:font-family-generic="swiss" fo:font-size="10pt" style:font-name-asian="Helv1" style:font-family-asian="Helv" style:font-size-asian="10pt" style:font-name-complex="Helv1" style:font-family-complex="Helv" style:font-size-complex="10pt"/>
    </style:style>
    <style:style style:name="壞_5f_社會局主管暫列額度表0116" style:display-name="壞_社會局主管暫列額度表0116" style:family="table-cell" style:parent-style-name="Default" style:data-style-name="N0">
      <style:table-cell-properties fo:background-color="#cc99ff"/>
      <style:text-properties fo:color="#800080"/>
    </style:style>
    <style:style style:name="壞_5f_高縣100年預算調編表" style:display-name="壞_高縣100年預算調編表" style:family="table-cell" style:parent-style-name="Default" style:data-style-name="N0">
      <style:table-cell-properties fo:background-color="#ff99cc"/>
      <style:text-properties fo:color="#800080"/>
    </style:style>
    <style:style style:name="壞_5f_縣府各處額度外明細表-瓊瑛" style:display-name="壞_縣府各處額度外明細表-瓊瑛" style:family="table-cell" style:parent-style-name="Default" style:data-style-name="N0">
      <style:table-cell-properties fo:background-color="#ff99cc"/>
      <style:text-properties fo:color="#800080"/>
    </style:style>
    <style:style style:name="壞_5f_總表0218_28_2003版_29_" style:display-name="壞_總表0218(2003版)" style:family="table-cell" style:parent-style-name="Default" style:data-style-name="N0">
      <style:table-cell-properties fo:background-color="#ff99cc"/>
      <style:text-properties fo:color="#800080" style:font-name="標楷體" fo:font-family="標楷體" style:font-family-generic="script" style:font-name-asian="標楷體1" style:font-family-asian="標楷體" style:font-name-complex="標楷體1" style:font-family-complex="標楷體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.99mm" fo:margin-bottom="4.99mm" fo:margin-left="8.01mm" fo:margin-right="8.01mm" style:print-page-order="ttb" style:first-page-number="continue" style:scale-to="100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initial-creator>user</meta:initial-creator>
    <meta:creation-date>2016-02-25T09:45:19Z</meta:creation-date>
    <dc:date>2017-04-06T13:46:38.750000000</dc:date>
    <meta:print-date>2016-02-25T09:48:18Z</meta:print-date>
    <meta:editing-duration>PT7M17S</meta:editing-duration>
    <meta:editing-cycles>1</meta:editing-cycles>
    <meta:document-statistic meta:table-count="1" meta:cell-count="115" meta:object-count="0"/>
  </office:meta>
</office:document-meta>
</file>